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Heading_20_1">
      <style:text-properties style:font-name="Georgia"/>
    </style:style>
    <style:style style:name="P3" style:family="paragraph" style:parent-style-name="Heading_20_2">
      <style:text-properties style:font-name="Georgia"/>
    </style:style>
    <style:style style:name="P4" style:family="paragraph" style:parent-style-name="Text_20_body">
      <style:paragraph-properties fo:text-align="center" style:justify-single-word="false"/>
      <style:text-properties style:font-name="Georgia" officeooo:rsid="000d7868" officeooo:paragraph-rsid="000d7868"/>
    </style:style>
    <style:style style:name="P5" style:family="paragraph" style:parent-style-name="Text_20_body">
      <style:paragraph-properties fo:text-align="start" style:justify-single-word="false"/>
      <style:text-properties style:font-name="Georgia" officeooo:rsid="000ed097" officeooo:paragraph-rsid="000ed097"/>
    </style:style>
    <style:style style:name="P6" style:family="paragraph" style:parent-style-name="Text_20_body">
      <style:paragraph-properties fo:text-align="start" style:justify-single-word="false"/>
      <style:text-properties style:font-name="Georgia" officeooo:rsid="00119b83" officeooo:paragraph-rsid="00119b83"/>
    </style:style>
    <style:style style:name="P7" style:family="paragraph" style:parent-style-name="Footnote">
      <style:text-properties officeooo:rsid="00197894" officeooo:paragraph-rsid="00197894"/>
    </style:style>
    <style:style style:name="P8" style:family="paragraph" style:parent-style-name="Title" style:master-page-name="First_20_Page">
      <style:paragraph-properties style:page-number="auto"/>
      <style:text-properties style:font-name="Georgia" officeooo:rsid="000d7868" officeooo:paragraph-rsid="000d7868"/>
    </style:style>
    <style:style style:name="P9" style:family="paragraph" style:parent-style-name="Heading_20_2">
      <style:text-properties style:font-name="Georgia"/>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Endnote">
      <style:text-properties style:font-name="Liberation Serif" officeooo:rsid="0033a335" officeooo:paragraph-rsid="00347aa5"/>
    </style:style>
    <style:style style:name="P13" style:family="paragraph" style:parent-style-name="Footer">
      <style:paragraph-properties fo:text-align="center" style:justify-single-word="false"/>
      <style:text-properties officeooo:rsid="00024ab3" officeooo:paragraph-rsid="00024ab3"/>
    </style:style>
    <style:style style:name="P14" style:family="paragraph" style:parent-style-name="Footnote">
      <style:text-properties officeooo:rsid="003a96dc" officeooo:paragraph-rsid="003a96dc"/>
    </style:style>
    <style:style style:name="P15" style:family="paragraph" style:parent-style-name="Footnote">
      <style:text-properties officeooo:rsid="0043aaf9" officeooo:paragraph-rsid="0043aaf9"/>
    </style:style>
    <style:style style:name="P16" style:family="paragraph" style:parent-style-name="Heading_20_1">
      <style:paragraph-properties fo:break-before="page"/>
      <style:text-properties style:font-name="Georgia" officeooo:rsid="001d6d94" officeooo:paragraph-rsid="001d6d94"/>
    </style:style>
    <style:style style:name="P17" style:family="paragraph" style:parent-style-name="Text_20_body">
      <style:text-properties style:font-name="Georgia" officeooo:rsid="001d6d94" officeooo:paragraph-rsid="001d6d94"/>
    </style:style>
    <style:style style:name="P18" style:family="paragraph" style:parent-style-name="Text_20_body">
      <style:paragraph-properties fo:text-align="end" style:justify-single-word="false"/>
      <style:text-properties style:font-name="Georgia" officeooo:rsid="0020c7bf" officeooo:paragraph-rsid="0020c7bf"/>
    </style:style>
    <style:style style:name="P19" style:family="paragraph" style:parent-style-name="Text_20_body">
      <style:paragraph-properties fo:text-align="start" style:justify-single-word="false"/>
      <style:text-properties style:font-name="Georgia" officeooo:rsid="00119b83" officeooo:paragraph-rsid="00119b83"/>
    </style:style>
    <style:style style:name="P20" style:family="paragraph" style:parent-style-name="Text_20_body">
      <style:paragraph-properties fo:text-align="start" style:justify-single-word="false"/>
      <style:text-properties style:font-name="Georgia" officeooo:rsid="002164ca" officeooo:paragraph-rsid="002164ca"/>
    </style:style>
    <style:style style:name="P21" style:family="paragraph" style:parent-style-name="Text_20_body">
      <style:paragraph-properties fo:text-align="start" style:justify-single-word="false"/>
      <style:text-properties style:font-name="Georgia" officeooo:rsid="0036dafb" officeooo:paragraph-rsid="0036dafb"/>
    </style:style>
    <style:style style:name="P22" style:family="paragraph" style:parent-style-name="Text_20_body">
      <style:paragraph-properties fo:margin-left="0.9846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2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2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a97d2"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e9ecd" style:font-style-asian="normal" style:font-style-complex="normal"/>
    </style:style>
    <style:style style:name="T19" style:family="text">
      <style:text-properties fo:font-style="normal" officeooo:rsid="0020c7bf" style:font-style-asian="normal" style:font-style-complex="normal"/>
    </style:style>
    <style:style style:name="T20" style:family="text">
      <style:text-properties fo:font-style="normal" officeooo:rsid="00279183" style:font-style-asian="normal" style:font-style-complex="normal"/>
    </style:style>
    <style:style style:name="T21" style:family="text">
      <style:text-properties fo:font-style="normal" officeooo:rsid="00286d74" style:font-style-asian="normal" style:font-style-complex="normal"/>
    </style:style>
    <style:style style:name="T22" style:family="text">
      <style:text-properties fo:font-style="normal" officeooo:rsid="0029dc2c" style:font-style-asian="normal" style:font-style-complex="normal"/>
    </style:style>
    <style:style style:name="T23" style:family="text">
      <style:text-properties fo:font-style="normal" officeooo:rsid="002a7b2c" style:font-style-asian="normal" style:font-style-complex="normal"/>
    </style:style>
    <style:style style:name="T24" style:family="text">
      <style:text-properties fo:font-style="normal" officeooo:rsid="002a97d2" style:font-style-asian="normal" style:font-style-complex="normal"/>
    </style:style>
    <style:style style:name="T25" style:family="text">
      <style:text-properties fo:font-style="normal" officeooo:rsid="002bea26" style:font-style-asian="normal" style:font-style-complex="normal"/>
    </style:style>
    <style:style style:name="T26" style:family="text">
      <style:text-properties fo:font-style="normal" officeooo:rsid="002dc91e" style:font-style-asian="normal" style:font-style-complex="normal"/>
    </style:style>
    <style:style style:name="T27" style:family="text">
      <style:text-properties fo:font-style="normal" officeooo:rsid="002e3d9f" style:font-style-asian="normal" style:font-style-complex="normal"/>
    </style:style>
    <style:style style:name="T28" style:family="text">
      <style:text-properties fo:font-style="normal" officeooo:rsid="002f5217" style:font-style-asian="normal" style:font-style-complex="normal"/>
    </style:style>
    <style:style style:name="T29" style:family="text">
      <style:text-properties fo:font-style="normal" officeooo:rsid="00309848" style:font-style-asian="normal" style:font-style-complex="normal"/>
    </style:style>
    <style:style style:name="T30" style:family="text">
      <style:text-properties fo:font-style="normal" officeooo:rsid="0031acf6" style:font-style-asian="normal" style:font-style-complex="normal"/>
    </style:style>
    <style:style style:name="T31" style:family="text">
      <style:text-properties fo:font-style="normal" officeooo:rsid="0032a648" style:font-style-asian="normal" style:font-style-complex="normal"/>
    </style:style>
    <style:style style:name="T32" style:family="text">
      <style:text-properties fo:font-style="normal" officeooo:rsid="00396023" style:font-style-asian="normal" style:font-style-complex="normal"/>
    </style:style>
    <style:style style:name="T33" style:family="text">
      <style:text-properties fo:font-style="normal" officeooo:rsid="003a96dc" style:font-style-asian="normal" style:font-style-complex="normal"/>
    </style:style>
    <style:style style:name="T34" style:family="text">
      <style:text-properties fo:font-style="normal" officeooo:rsid="003c1ab0" style:font-style-asian="normal" style:font-style-complex="normal"/>
    </style:style>
    <style:style style:name="T35" style:family="text">
      <style:text-properties fo:font-style="normal" officeooo:rsid="003de7a1" style:font-style-asian="normal" style:font-style-complex="normal"/>
    </style:style>
    <style:style style:name="T36" style:family="text">
      <style:text-properties fo:font-style="normal" officeooo:rsid="003f14ba" style:font-style-asian="normal" style:font-style-complex="normal"/>
    </style:style>
    <style:style style:name="T37" style:family="text">
      <style:text-properties fo:font-style="normal" officeooo:rsid="004047da" style:font-style-asian="normal" style:font-style-complex="normal"/>
    </style:style>
    <style:style style:name="T38" style:family="text">
      <style:text-properties fo:font-style="normal" officeooo:rsid="0040d439" style:font-style-asian="normal" style:font-style-complex="normal"/>
    </style:style>
    <style:style style:name="T39" style:family="text">
      <style:text-properties fo:font-style="normal" officeooo:rsid="00425c5c" style:font-style-asian="normal" style:font-style-complex="normal"/>
    </style:style>
    <style:style style:name="T40" style:family="text">
      <style:text-properties fo:font-style="normal" officeooo:rsid="00470441" style:font-style-asian="normal" style:font-style-complex="normal"/>
    </style:style>
    <style:style style:name="T41" style:family="text">
      <style:text-properties fo:font-style="normal" officeooo:rsid="0048703f" style:font-style-asian="normal" style:font-style-complex="normal"/>
    </style:style>
    <style:style style:name="T42" style:family="text">
      <style:text-properties fo:font-style="normal" officeooo:rsid="0049f891" style:font-style-asian="normal" style:font-style-complex="normal"/>
    </style:style>
    <style:style style:name="T43" style:family="text">
      <style:text-properties fo:font-style="normal" officeooo:rsid="004b39f3" style:font-style-asian="normal" style:font-style-complex="normal"/>
    </style:style>
    <style:style style:name="T44" style:family="text">
      <style:text-properties fo:font-style="normal" officeooo:rsid="004db0a6" style:font-style-asian="normal" style:font-style-complex="normal"/>
    </style:style>
    <style:style style:name="T45" style:family="text">
      <style:text-properties fo:font-style="normal" officeooo:rsid="004df633" style:font-style-asian="normal" style:font-style-complex="normal"/>
    </style:style>
    <style:style style:name="T46" style:family="text">
      <style:text-properties fo:font-style="normal" officeooo:rsid="00513520" style:font-style-asian="normal" style:font-style-complex="normal"/>
    </style:style>
    <style:style style:name="T47" style:family="text">
      <style:text-properties fo:font-style="normal" officeooo:rsid="005330fd" style:font-style-asian="normal" style:font-style-complex="normal"/>
    </style:style>
    <style:style style:name="T48" style:family="text">
      <style:text-properties fo:font-style="normal" officeooo:rsid="00582c92" style:font-style-asian="normal" style:font-style-complex="normal"/>
    </style:style>
    <style:style style:name="T49" style:family="text">
      <style:text-properties fo:font-style="normal" officeooo:rsid="0059755e" style:font-style-asian="normal" style:font-style-complex="normal"/>
    </style:style>
    <style:style style:name="T50" style:family="text">
      <style:text-properties fo:font-style="normal" officeooo:rsid="0059b230" style:font-style-asian="normal" style:font-style-complex="normal"/>
    </style:style>
    <style:style style:name="T51" style:family="text">
      <style:text-properties fo:font-style="normal" officeooo:rsid="005b4496" style:font-style-asian="normal" style:font-style-complex="normal"/>
    </style:style>
    <style:style style:name="T52" style:family="text">
      <style:text-properties officeooo:rsid="001f3d15"/>
    </style:style>
    <style:style style:name="T53" style:family="text">
      <style:text-properties officeooo:rsid="00234be1"/>
    </style:style>
    <style:style style:name="T54" style:family="text">
      <style:text-properties officeooo:rsid="002410dd"/>
    </style:style>
    <style:style style:name="T55" style:family="text">
      <style:text-properties officeooo:rsid="0025feaf"/>
    </style:style>
    <style:style style:name="T56" style:family="text">
      <style:text-properties officeooo:rsid="00279183"/>
    </style:style>
    <style:style style:name="T57" style:family="text">
      <style:text-properties officeooo:rsid="00396023"/>
    </style:style>
    <style:style style:name="T58" style:family="text">
      <style:text-properties officeooo:rsid="00425c5c"/>
    </style:style>
    <style:style style:name="T59" style:family="text">
      <style:text-properties officeooo:rsid="0045234c"/>
    </style:style>
    <style:style style:name="T60" style:family="text">
      <style:text-properties officeooo:rsid="00470441"/>
    </style:style>
    <style:style style:name="T61" style:family="text">
      <style:text-properties officeooo:rsid="004db0a6"/>
    </style:style>
    <style:style style:name="T62" style:family="text">
      <style:text-properties officeooo:rsid="005330f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Is Life?</text:p>
      <text:p text:style-name="P4">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72_1691238551" text:style-name="Index_20_Link" text:visited-style-name="Index_20_Link">Introduction<text:tab/>2</text:a></text:p>
          <text:p text:style-name="P10"><text:a xlink:type="simple" xlink:href="#__RefHeading___Toc174_1691238551" text:style-name="Index_20_Link" text:visited-style-name="Index_20_Link">Prologue<text:tab/>2</text:a></text:p>
          <text:p text:style-name="P10"><text:a xlink:type="simple" xlink:href="#__RefHeading___Toc176_1691238551" text:style-name="Index_20_Link" text:visited-style-name="Index_20_Link">The Beginning<text:tab/>3</text:a></text:p>
          <text:p text:style-name="P11"><text:a xlink:type="simple" xlink:href="#__RefHeading___Toc178_1691238551" text:style-name="Index_20_Link" text:visited-style-name="Index_20_Link">We Have To Start Somewhere<text:tab/>3</text:a></text:p>
          <text:p text:style-name="P11"><text:a xlink:type="simple" xlink:href="#__RefHeading___Toc196_1691238551" text:style-name="Index_20_Link" text:visited-style-name="Index_20_Link">Not Everything Makes Sense<text:tab/>3</text:a></text:p>
          <text:p text:style-name="P11"><text:a xlink:type="simple" xlink:href="#__RefHeading___Toc507_1691238551" text:style-name="Index_20_Link" text:visited-style-name="Index_20_Link"><text:span text:style-name="T17">Y</text:span><text:span text:style-name="T17">ou’ve Got To Keep Going</text:span><text:tab/>4</text:a></text:p>
          <text:p text:style-name="P11"><text:a xlink:type="simple" xlink:href="#__RefHeading___Toc1039_1691238551" text:style-name="Index_20_Link" text:visited-style-name="Index_20_Link"><text:span text:style-name="T17">T</text:span><text:span text:style-name="T17">hinking Things Through</text:span><text:tab/>5</text:a></text:p>
        </text:index-body>
      </text:table-of-content>
      <text:p text:style-name="Text_20_body"/>
      <text:h text:style-name="P16" text:outline-level="1"><text:bookmark-start text:name="__RefHeading___Toc172_1691238551"/>Introduction<text:bookmark-end text:name="__RefHeading___Toc172_1691238551"/></text:h>
      <text:p text:style-name="P17"><text:tab/><text:span text:style-name="T52">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17"><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8"> that’s the main purpose of this life for most people. There are us outliers who really don’t have a clue how any of this is meant to proceed; and that’s okay!</text:span></text:p>
      <text:p text:style-name="P17"><text:span text:style-name="T18"><text:tab/></text:span><text:span text:style-name="T19">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span text:style-name="T19"><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span></text:p>
      <text:p text:style-name="P17"><text:span text:style-name="T19"><text:tab/>That’s what this life is all about.</text:span></text:p>
      <text:p text:style-name="P18"><text:span text:style-name="T17">Kyle Eggleston<text:line-break/>Thinking In The Dark<text:line-break/>March </text:span><text:span text:style-name="T43">5</text:span><text:span text:style-name="T17">, 2026</text:span></text:p>
      <text:h text:style-name="P2" text:outline-level="1"><text:bookmark-start text:name="__RefHeading___Toc174_1691238551"/>Prologue<text:bookmark-end text:name="__RefHeading___Toc174_1691238551"/></text:h>
      <text:p text:style-name="P5"><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5"><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2" text:outline-level="1"><text:bookmark-start text:name="__RefHeading___Toc176_1691238551"/><text:soft-page-break/>The Beginning<text:bookmark-end text:name="__RefHeading___Toc176_1691238551"/></text:h>
      <text:h text:style-name="P3" text:outline-level="2"><text:bookmark-start text:name="__RefHeading___Toc178_1691238551"/>We Have To Start Somewhere<text:bookmark-end text:name="__RefHeading___Toc178_1691238551"/></text:h>
      <text:p text:style-name="P6"><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6"><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7">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20"><text:tab/><text:span text:style-name="T53">There are things in life that don’t make sense. </text:span><text:span text:style-name="T54">So many things that happen or occur where we are left scratching our heads thinking what he hell just happened? </text:span><text:span text:style-name="T55">It happens more than you would think. </text:span><text:span text:style-name="T56">Granted it would be nice if things in this life made sense. I’m not sure </text:span><text:span text:style-name="T13">how</text:span><text:span text:style-name="T20"> that would take place or </text:span><text:span text:style-name="T13">what</text:span><text:span text:style-name="T20"> it would look like. But the </text:span><text:span text:style-name="T13">idea</text:span><text:span text:style-name="T20"> that something is out there that actually makes sense in this life? Now that’s something to talk about.</text:span></text:p>
      <text:p text:style-name="P20"><text:span text:style-name="T20"><text:tab/></text:span><text:span text:style-name="T21">If nothing makes sense, and we’re just living life by holding onto whatever comes along this life will never make sense. </text:span><text:span text:style-name="T22">Perhaps it’s not meant to make sense. Now there’s a thought. I suppose if life were to make 100% absolute sense, there wouldn’t be any mysteries left now would there. </text:span><text:span text:style-name="T23">Is that what drives us? A good mystery to be solved? Is life just a big mystery that no one knows how to solve?</text:span></text:p>
      <text:p text:style-name="P20"><text:span text:style-name="T23"><text:tab/></text:span><text:span text:style-name="T24">I suppose if there was one thing that made sense is a certain fact. There’s an old adage: </text:span><text:span text:style-name="T14">In this world, nothing can be said to be certain, except death and taxes.</text:span><text:span text:style-name="T14"><text:note text:id="ftn0" text:note-class="footnote"><text:note-citation>2</text:note-citation><text:note-body><text:p text:style-name="P12">Benjamin Franklin from a 1789 letter to Jean-Baptiste Leroy regarding the new U.S. Constitution.</text:p></text:note-body></text:note></text:span></text:p>
      <text:p text:style-name="P20"><text:span text:style-name="T24"><text:tab/></text:span><text:span text:style-name="T25">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6">Life is difficult at times. Too difficult from time to time actually. I would rather not think about it, but here I am doing exactly that. When life gets rough or hard, you just have to keep moving forward. There’s nothing else you can do but that.</text:span></text:p>
      <text:p text:style-name="P20"><text:soft-page-break/><text:span text:style-name="T26"><text:tab/>I don’t make up the rules, that’s just how things are. </text:span><text:span text:style-name="T27">I’d love to make some rules now and then, but I doubt it would do me any good. </text:span><text:span text:style-name="T28">Who would want to follow them to begin with? I know I’m not much of a rule follower when it comes to my own decision to follow them. Well there are </text:span><text:span text:style-name="T15">some</text:span><text:span text:style-name="T28"> rules that you just have to follow in life. No exceptions.</text:span></text:p>
      <text:p text:style-name="P20"><text:span text:style-name="T28"><text:tab/></text:span><text:span text:style-name="T29">Do you ever wonder how people make it through this life? Do you ever wonder how you make it day by day? I tend to wonder that a lot from time to time. </text:span><text:span text:style-name="T30">I mean seriously how do I manage to survive everyday as they go by? </text:span><text:span text:style-name="T31">I’m not sure I know how any of that’s supposed to work if I’m being honest.</text:span></text:p>
      <text:h text:style-name="P3" text:outline-level="2"><text:bookmark-start text:name="__RefHeading___Toc507_1691238551"/><text:span text:style-name="T31">Y</text:span><text:span text:style-name="T17">ou’ve Got To Keep Going</text:span><text:bookmark-end text:name="__RefHeading___Toc507_1691238551"/></text:h>
      <text:p text:style-name="P21"><text:span text:style-name="T17"><text:tab/>No matter what happens in this life, you have to keep moving forward. You have to keep going. But moving forward isn’t just the only thing you have to do. You have to be able to shape yourself into situations and make things possible. </text:span><text:span text:style-name="T32">Being fluid is an important ability to master. There’s a rather famous quote I enjoy:</text:span></text:p>
      <text:p text:style-name="P22"><text:span text:style-name="T57">Empty your mind, be formless. Shapeless, like water. If you put water into a cup, it becomes the cup. You put water into a bottle and it becomes the bottle. You put it in a teapot it becomes the teapot. Now, water can flow or it can crash. Be water, my friend.</text:span><text:span text:style-name="T57"><text:note text:id="ftn2" text:note-class="footnote"><text:note-citation>3</text:note-citation><text:note-body><text:p text:style-name="P14">Bruce Lee</text:p></text:note-body></text:note></text:span></text:p>
      <text:p text:style-name="P23"><text:span text:style-name="T17"><text:tab/></text:span><text:span text:style-name="T33">Being able to shape yourself into whatever is needed in a given moment can be a good thing at times. </text:span><text:span text:style-name="T34">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23"><text:span text:style-name="T34"><text:tab/></text:span><text:span text:style-name="T35">When we’re going through the bad times, we remember how good the good times were and that can help us keep moving forward </text:span><text:span text:style-name="T36">by looking forward to those good times again. </text:span><text:span text:style-name="T37">I won’t lie, it would be nice not to have to live through those kinds of experiences ever again. </text:span><text:span text:style-name="T38">But that’s not how this life works unfortunately. </text:span><text:span text:style-name="T39">I can’t say for certain </text:span><text:span text:style-name="T58">how</text:span><text:span text:style-name="T39"> this life is meant to be. I don’t think it’s meant to be hard. But choices we make and things we go through during this life can make things difficult.</text:span><text:span text:style-name="T39"><text:note text:id="ftn3" text:note-class="footnote"><text:note-citation>4</text:note-citation><text:note-body><text:p text:style-name="P15">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59">between. I’m sure there are some people who can see gray areas in their life. I just don’t see how that’s possible. I don’t know why I can’t seem to see that. </text:span><text:span text:style-name="T60">I </text:span><text:span text:style-name="T16">know</text:span><text:span text:style-name="T40"> life isn’t just black and white. My brain knows this, but I can’t seem to accept that fact.</text:span></text:p></text:note-body></text:note></text:span></text:p>
      <text:p text:style-name="P23"><text:span text:style-name="T39"><text:tab/></text:span><text:span text:style-name="T41">It’s said that life has a way of figuring things out by itself. It finds a way. No matter what happens, life figures out a way to sort everything out. It’s not always what we planned on mind you, but it is what’s needed at that moment in time. </text:span><text:span text:style-name="T42">That’s what matters most.</text:span></text:p>
      <text:p text:style-name="P23"><text:soft-page-break/><text:span text:style-name="T42"><text:tab/></text:span><text:span text:style-name="T44">Sometimes this life gets unnecessarily complex. Complex doesn’t have to mean it’s a bad thing. Complex can be good. Okay it </text:span><text:span text:style-name="T61">can</text:span><text:span text:style-name="T44"> be a bad thing at times. There’s no lie in that </text:span><text:span text:style-name="T45">thought process. Yes it would be nice if things didn’t become complex, but what would this life be if that didn’t happen from time to time. </text:span><text:span text:style-name="T46">I wish this life didn’t happen the way it happens at times. But wishing doesn’t bring about anything unless you act on it to make things different. </text:span><text:span text:style-name="T47">How does that phrase go? </text:span><text:span text:style-name="T62">If wishes were horses…</text:span><text:span text:style-name="T47"><text:note text:id="ftn4"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7"> yeah something like that.</text:span></text:p>
      <text:h text:style-name="P3" text:outline-level="2"><text:bookmark-start text:name="__RefHeading___Toc1039_1691238551"/><text:span text:style-name="T47">T</text:span><text:span text:style-name="T17">hinking Things Through</text:span><text:bookmark-end text:name="__RefHeading___Toc1039_1691238551"/></text:h>
      <text:p text:style-name="P24"><text:span text:style-name="T17"><text:tab/></text:span><text:span text:style-name="T48">Life causes one to pause and think about things from time to time. </text:span><text:span text:style-name="T49">Sometimes those pauses can be therapeutic, other times they can be kind of upsetting. In fact it can be down right upsetting. </text:span><text:span text:style-name="T50">There doesn’t seem to be a rhyme or reason to any of it. Just thoughts doing their thing in a person’s brain is all.</text:span></text:p>
      <text:p text:style-name="P24"><text:span text:style-name="T50"><text:tab/></text:span><text:span text:style-name="T51">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5</text:page-count>) <text:date style:data-style-name="N37" text:date-value="2026-03-05T21:10:12.714931857">03/05/26</text:date></text:p>
      </style:footer>
    </style:master-page>
    <style:master-page style:name="First_20_Page" style:display-name="First Page" style:page-layout-name="Mpm2" draw:style-name="Mdp1"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5T21:10:12.636765970</dc:date>
    <meta:editing-duration>PT6H11M40S</meta:editing-duration>
    <meta:editing-cycles>75</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48" meta:word-count="1854" meta:character-count="9650" meta:non-whitespace-character-count="7822"/>
  </office:meta>
</office:document-meta>
</file>